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9mm"/>
    </style:style>
    <style:style style:name="co2" style:family="table-column">
      <style:table-column-properties fo:break-before="auto" style:column-width="128.59mm"/>
    </style:style>
    <style:style style:name="co3" style:family="table-column">
      <style:table-column-properties fo:break-before="auto" style:column-width="24.08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vit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ity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ynchronize development database with production databas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bservate patch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bservate DB entities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earch in dump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yntax search in dump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Execute SELECT query from IDE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Execute INSERT/UPDATE/DELETE query from IDE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Execute DDL query from IDE's UI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Execute DDL query from IDE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Patch modification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Change application verification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Update migration plan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Check PostgreSQL documentation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Check migration plan</text:p>
          </table:table-cell>
          <table:table-cell table:number-columns-repeated="102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Modify source code in query builder</text:p>
          </table:table-cell>
          <table:table-cell table:number-columns-repeated="102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Run unit tests written in an external language</text:p>
          </table:table-cell>
          <table:table-cell table:number-columns-repeated="102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Inactivity</text:p>
          </table:table-cell>
          <table:table-cell table:number-columns-repeated="1022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1:45:38.7471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dc:date>2018-07-13T11:47:10.427217000</dc:date>
    <meta:editing-duration>PT1M42S</meta:editing-duration>
    <meta:editing-cycles>4</meta:editing-cycles>
    <meta:document-statistic meta:table-count="1" meta:cell-count="38" meta:object-count="0"/>
  </office:meta>
</office:document-meta>
</file>